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A0000006ACF05000B75238D14.png" manifest:media-type="image/png"/>
  <manifest:file-entry manifest:full-path="Pictures/100002010000013E000000E2D5BA48A82D53E0C8.png" manifest:media-type="image/png"/>
  <manifest:file-entry manifest:full-path="Pictures/100002010000013E000000E2632831D527E4971F.png" manifest:media-type="image/png"/>
  <manifest:file-entry manifest:full-path="Pictures/10001A9900000AF500000AF5328FADDF6F3CF3BE.svg" manifest:media-type="image/svg+xml"/>
  <manifest:file-entry manifest:full-path="Pictures/100002010000013E000000E1C8B592D0057A6F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3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-color="#fdb94d" draw:textarea-horizontal-align="justify" draw:textarea-vertical-align="middle" draw:auto-grow-height="false" fo:min-height="4.99cm" fo:min-width="6.99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1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20" style:family="graphic" style:parent-style-name="standard">
      <style:graphic-properties draw:fill-color="#62a73b" draw:textarea-horizontal-align="justify" draw:textarea-vertical-align="middle" draw:auto-grow-height="false" fo:min-height="4.99cm" fo:min-width="6.99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7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P1" style:family="paragraph">
      <style:paragraph-properties fo:text-align="center"/>
    </style:style>
    <style:style style:name="P2" style:family="paragraph">
      <loext:graphic-properties draw:fill-color="#fdb94d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62a73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3.175cm" svg:x="9.563cm" svg:y="7.58cm">
          <text:p text:style-name="P1">Local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4" draw:id="id4" draw:layer="layout" svg:width="2.667cm" svg:height="3.175cm" svg:x="13.178cm" svg:y="17.01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67cm" svg:height="3.175cm" svg:x="5.732cm" svg:y="17.164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1">Install</text:p>
        </draw:connector>
        <draw:connector draw:style-name="gr5" draw:text-style-name="P4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1">Publish</text:p>
        </draw:connector>
        <draw:connector draw:style-name="gr6" draw:text-style-name="P4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1">Install</text:p>
        </draw:connector>
        <draw:connector draw:style-name="gr6" draw:text-style-name="P4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1">Install</text:p>
        </draw:connector>
        <draw:frame draw:style-name="gr4" draw:text-style-name="P4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1">WC</text:p>
          </draw:image>
        </draw:frame>
        <draw:frame draw:style-name="gr4" draw:text-style-name="P4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1">Publish</text:p>
        </draw:connector>
        <draw:connector draw:style-name="gr6" draw:text-style-name="P4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1">Install</text:p>
        </draw:connector>
        <draw:connector draw:style-name="gr6" draw:text-style-name="P4" draw:layer="layout" draw:type="curve" draw:line-skew="0.321cm" svg:x1="15.903cm" svg:y1="22.837cm" svg:x2="15.845cm" svg:y2="18.598cm" draw:start-shape="id6" draw:start-glue-point="1" draw:end-shape="id4" draw:end-glue-point="8" svg:d="M15903 22837c1231 0 1260-4239-58-4239" svg:viewBox="0 0 986 4240">
          <text:p text:style-name="P1">Publish</text:p>
        </draw:connector>
        <draw:connector draw:style-name="gr6" draw:text-style-name="P4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1">Install</text:p>
        </draw:connector>
      </draw:page>
      <draw:page draw:name="page2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7" draw:id="id7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" draw:id="id8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9" draw:id="id9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0" draw:id="id10" draw:layer="layout" svg:width="2.413cm" svg:height="1.715cm" svg:x="12.971cm" svg:y="18.0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7" draw:start-glue-point="2" draw:end-shape="id8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8" draw:start-glue-point="2" draw:end-shape="id9" draw:end-glue-point="3" svg:d="M10621 15437v1364h699" svg:viewBox="0 0 700 1365">
          <text:p/>
        </draw:connector>
        <draw:connector draw:style-name="gr9" draw:text-style-name="P1" draw:layer="layout" svg:x1="12.526cm" svg:y1="17.659cm" svg:x2="12.971cm" svg:y2="18.897cm" draw:start-shape="id9" draw:start-glue-point="2" draw:end-shape="id10" draw:end-glue-point="3" svg:d="M12526 17659v1238h445" svg:viewBox="0 0 446 1239">
          <text:p/>
        </draw:connector>
        <draw:frame draw:style-name="gr8" draw:text-style-name="P4" xml:id="id13" draw:id="id13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4" draw:id="id14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2" draw:id="id12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1" draw:id="id11" draw:layer="layout" svg:width="2.072cm" svg:height="2.072cm" svg:x="16.327cm" svg:y="12.8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0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6.977cm" svg:y="6.74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272cm" svg:y="13.57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curve" svg:x1="17.363cm" svg:y1="14.97cm" svg:x2="13.733cm" svg:y2="16.801cm" draw:start-shape="id11" draw:start-glue-point="2" draw:end-shape="id9" draw:end-glue-point="1" svg:d="M17363 14970c0 1221-1210 1831-3630 1831" svg:viewBox="0 0 3631 1832">
          <text:p/>
        </draw:connector>
        <draw:custom-shape draw:style-name="gr10" draw:text-style-name="P1" draw:layer="layout" svg:width="1.016cm" svg:height="1.016cm" svg:x="16.367cm" svg:y="16.367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3.302cm" svg:height="1.016cm" svg:x="15.732cm" svg:y="12.022cm">
          <draw:text-box>
            <text:p>hcm.json</text:p>
          </draw:text-box>
        </draw:frame>
        <draw:connector draw:style-name="gr11" draw:text-style-name="P4" draw:layer="layout" draw:type="curve" svg:x1="12.526cm" svg:y1="15.944cm" svg:x2="8.436cm" svg:y2="9.504cm" draw:start-shape="id9" draw:start-glue-point="0" draw:end-shape="id12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13" draw:start-glue-point="2" draw:end-shape="id14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14" draw:start-glue-point="2" draw:end-shape="id12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frame draw:style-name="gr18" draw:text-style-name="P5" draw:layer="layout" svg:width="1.031cm" svg:height="0.962cm" svg:x="13.712cm" svg:y="18.453cm">
          <draw:text-box>
            <text:p>rtl</text:p>
          </draw:text-box>
        </draw:frame>
      </draw:page>
      <draw:page draw:name="page3" draw:style-name="dp1" draw:master-page-name="Default">
        <draw:frame draw:style-name="gr8" draw:text-style-name="P4" xml:id="id15" draw:id="id15" draw:layer="layout" svg:width="2.413cm" svg:height="1.715cm" svg:x="3.573cm" svg:y="4.83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6" draw:id="id16" draw:layer="layout" svg:width="2.413cm" svg:height="1.715cm" svg:x="5.478cm" svg:y="6.99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7" draw:id="id17" draw:layer="layout" svg:width="2.413cm" svg:height="1.715cm" svg:x="7.383cm" svg:y="9.216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779cm" svg:y1="6.55cm" svg:x2="5.478cm" svg:y2="7.851cm" draw:start-shape="id15" draw:start-glue-point="2" draw:end-shape="id16" draw:end-glue-point="3" svg:d="M4779 6550v1301h699" svg:viewBox="0 0 700 1302">
          <text:p/>
        </draw:connector>
        <draw:connector draw:style-name="gr9" draw:text-style-name="P1" draw:layer="layout" svg:x1="6.684cm" svg:y1="8.709cm" svg:x2="7.383cm" svg:y2="10.073cm" draw:start-shape="id16" draw:start-glue-point="2" draw:end-shape="id17" draw:end-glue-point="3" svg:d="M6684 8709v1364h699" svg:viewBox="0 0 700 1365">
          <text:p/>
        </draw:connector>
        <draw:custom-shape draw:style-name="gr10" draw:text-style-name="P1" draw:layer="layout" svg:width="1.016cm" svg:height="1.016cm" svg:x="7.985cm" svg:y="7.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6cm" svg:height="0.962cm" svg:x="4.012cm" svg:y="5.248cm">
          <draw:text-box>
            <text:p>WC</text:p>
          </draw:text-box>
        </draw:frame>
        <draw:frame draw:style-name="gr17" draw:text-style-name="P5" draw:layer="layout" svg:width="0.993cm" svg:height="0.962cm" svg:x="6.207cm" svg:y="7.407cm">
          <draw:text-box>
            <text:p>ip</text:p>
          </draw:text-box>
        </draw:frame>
        <draw:frame draw:style-name="gr14" draw:text-style-name="P5" draw:layer="layout" svg:width="1.734cm" svg:height="0.962cm" svg:x="7.731cm" svg:y="9.639cm">
          <draw:text-box>
            <text:p>rook</text:p>
          </draw:text-box>
        </draw:frame>
        <draw:frame draw:style-name="gr8" draw:text-style-name="P4" xml:id="id18" draw:id="id18" draw:layer="layout" svg:width="2.413cm" svg:height="1.715cm" svg:x="7.383cm" svg:y="13.726cm">
          <draw:image xlink:href="Pictures/100002010000013E000000E2632831D527E4971F.png" xlink:type="simple" xlink:show="embed" xlink:actuate="onLoad">
            <text:p/>
          </draw:image>
        </draw:frame>
        <draw:frame draw:style-name="gr14" draw:text-style-name="P5" draw:layer="layout" svg:width="2.259cm" svg:height="0.962cm" svg:x="7.431cm" svg:y="14.149cm">
          <draw:text-box>
            <text:p>queen</text:p>
          </draw:text-box>
        </draw:frame>
        <draw:frame draw:style-name="gr8" draw:text-style-name="P4" xml:id="id19" draw:id="id19" draw:layer="layout" svg:width="2.413cm" svg:height="1.715cm" svg:x="7.383cm" svg:y="18.049cm">
          <draw:image xlink:href="Pictures/100002010000013E000000E2632831D527E4971F.png" xlink:type="simple" xlink:show="embed" xlink:actuate="onLoad">
            <text:p/>
          </draw:image>
        </draw:frame>
        <draw:frame draw:style-name="gr14" draw:text-style-name="P5" draw:layer="layout" svg:width="1.734cm" svg:height="0.962cm" svg:x="7.731cm" svg:y="18.472cm">
          <draw:text-box>
            <text:p>king</text:p>
          </draw:text-box>
        </draw:frame>
        <draw:frame draw:style-name="gr8" draw:text-style-name="P4" xml:id="id20" draw:id="id20" draw:layer="layout" svg:width="2.413cm" svg:height="1.715cm" svg:x="7.383cm" svg:y="20.462cm">
          <draw:image xlink:href="Pictures/100002010000013E000000E2632831D527E4971F.png" xlink:type="simple" xlink:show="embed" xlink:actuate="onLoad">
            <text:p/>
          </draw:image>
        </draw:frame>
        <draw:frame draw:style-name="gr14" draw:text-style-name="P5" draw:layer="layout" svg:width="2.191cm" svg:height="0.962cm" svg:x="7.531cm" svg:y="20.885cm">
          <draw:text-box>
            <text:p>knight</text:p>
          </draw:text-box>
        </draw:frame>
        <draw:connector draw:style-name="gr9" draw:text-style-name="P1" draw:layer="layout" svg:x1="6.684cm" svg:y1="8.709cm" svg:x2="7.383cm" svg:y2="14.583cm" draw:start-shape="id16" draw:start-glue-point="2" draw:end-shape="id18" draw:end-glue-point="3" svg:d="M6684 8709v5874h699" svg:viewBox="0 0 700 5875">
          <text:p/>
        </draw:connector>
        <draw:connector draw:style-name="gr9" draw:text-style-name="P1" draw:layer="layout" svg:x1="6.684cm" svg:y1="8.709cm" svg:x2="7.383cm" svg:y2="18.906cm" draw:start-shape="id16" draw:start-glue-point="2" draw:end-shape="id19" draw:end-glue-point="3" svg:d="M6684 8709v10197h699" svg:viewBox="0 0 700 10198">
          <text:p/>
        </draw:connector>
        <draw:connector draw:style-name="gr9" draw:text-style-name="P1" draw:layer="layout" svg:x1="6.684cm" svg:y1="8.709cm" svg:x2="7.383cm" svg:y2="21.319cm" draw:start-shape="id16" draw:start-glue-point="2" draw:end-shape="id20" draw:end-glue-point="3" svg:d="M6684 8709v12610h699" svg:viewBox="0 0 700 12611">
          <text:p/>
        </draw:connector>
        <draw:frame draw:style-name="gr8" draw:text-style-name="P4" xml:id="id21" draw:id="id21" draw:layer="layout" svg:width="2.072cm" svg:height="2.072cm" svg:x="9.312cm" svg:y="11.1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1.843cm">
          <draw:text-box>
            <text:p>hcm.json</text:p>
          </draw:text-box>
        </draw:frame>
        <draw:connector draw:style-name="gr9" draw:text-style-name="P1" draw:layer="layout" svg:x1="8.589cm" svg:y1="10.931cm" svg:x2="9.312cm" svg:y2="12.204cm" draw:start-shape="id17" draw:start-glue-point="2" draw:end-shape="id21" draw:end-glue-point="3" svg:d="M8589 10931v1273h723" svg:viewBox="0 0 724 1274">
          <text:p/>
        </draw:connector>
        <draw:frame draw:style-name="gr8" draw:text-style-name="P4" xml:id="id22" draw:id="id22" draw:layer="layout" svg:width="2.072cm" svg:height="2.072cm" svg:x="9.312cm" svg:y="15.65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6.326cm">
          <draw:text-box>
            <text:p>hcm.json</text:p>
          </draw:text-box>
        </draw:frame>
        <draw:connector draw:style-name="gr9" draw:text-style-name="P1" draw:layer="layout" svg:x1="8.589cm" svg:y1="15.441cm" svg:x2="9.312cm" svg:y2="16.687cm" draw:start-shape="id18" draw:start-glue-point="2" draw:end-shape="id22" draw:end-glue-point="3" svg:d="M8589 15441v1246h723" svg:viewBox="0 0 724 1247">
          <text:p/>
        </draw:connector>
        <draw:frame draw:style-name="gr8" draw:text-style-name="P4" xml:id="id23" draw:id="id23" draw:layer="layout" svg:width="2.072cm" svg:height="2.072cm" svg:x="9.312cm" svg:y="22.4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23.143cm">
          <draw:text-box>
            <text:p>hcm.json</text:p>
          </draw:text-box>
        </draw:frame>
        <draw:connector draw:style-name="gr9" draw:text-style-name="P1" draw:layer="layout" svg:x1="8.589cm" svg:y1="22.177cm" svg:x2="9.312cm" svg:y2="23.504cm" draw:start-shape="id20" draw:start-glue-point="2" draw:end-shape="id23" draw:end-glue-point="3" svg:d="M8589 22177v1327h723" svg:viewBox="0 0 724 1328">
          <text:p/>
        </draw:connector>
        <draw:custom-shape draw:style-name="gr10" draw:text-style-name="P1" draw:layer="layout" svg:width="1.016cm" svg:height="1.016cm" svg:x="14.208cm" svg:y="11.9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89cm" svg:y="9.50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24" draw:id="id24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5" draw:id="id25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6" draw:id="id26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24" draw:start-glue-point="2" draw:end-shape="id25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25" draw:start-glue-point="2" draw:end-shape="id26" draw:end-glue-point="3" svg:d="M10621 15437v1364h699" svg:viewBox="0 0 700 1365">
          <text:p/>
        </draw:connector>
        <draw:frame draw:style-name="gr8" draw:text-style-name="P4" xml:id="id28" draw:id="id28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9" draw:id="id29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7" draw:id="id27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curve" svg:x1="12.526cm" svg:y1="15.944cm" svg:x2="8.436cm" svg:y2="9.504cm" draw:start-shape="id26" draw:start-glue-point="0" draw:end-shape="id27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28" draw:start-glue-point="2" draw:end-shape="id29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29" draw:start-glue-point="2" draw:end-shape="id27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8.366cm" svg:y="8.2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20" draw:text-style-name="P6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30" draw:id="id30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1" draw:id="id31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2" draw:id="id32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30" draw:start-glue-point="2" draw:end-shape="id31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31" draw:start-glue-point="2" draw:end-shape="id32" draw:end-glue-point="3" svg:d="M10621 15437v1364h699" svg:viewBox="0 0 700 1365">
          <text:p/>
        </draw:connector>
        <draw:frame draw:style-name="gr8" draw:text-style-name="P4" xml:id="id34" draw:id="id34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5" draw:id="id35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3" draw:id="id33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curve" svg:x1="12.526cm" svg:y1="15.944cm" svg:x2="8.436cm" svg:y2="9.504cm" draw:start-shape="id32" draw:start-glue-point="0" draw:end-shape="id33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34" draw:start-glue-point="2" draw:end-shape="id35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35" draw:start-glue-point="2" draw:end-shape="id33" draw:end-glue-point="3" svg:d="M5740 8357v1147h283" svg:viewBox="0 0 284 1148">
          <text:p/>
        </draw:connector>
        <draw:frame draw:style-name="gr12" draw:text-style-name="P5" draw:layer="layout" svg:width="6.477cm" svg:height="1.016cm" svg:x="3.286cm" svg:y="2.778cm">
          <draw:text-box>
            <text:p>Remote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21" draw:text-style-name="P5" draw:layer="layout" svg:width="2.259cm" svg:height="1.089cm" svg:x="4.583cm" svg:y="6.969cm">
          <draw:text-box>
            <text:p>queen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22" draw:text-style-name="P5" draw:layer="layout" svg:width="2.259cm" svg:height="0.962cm" svg:x="11.441cm" svg:y="16.367cm">
          <draw:text-box>
            <text:p>queen</text:p>
          </draw:text-box>
        </draw:frame>
        <draw:custom-shape draw:style-name="gr10" draw:text-style-name="P1" draw:layer="layout" svg:width="1.016cm" svg:height="1.016cm" svg:x="15.859cm" svg:y="15.4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8.366cm" svg:y="8.36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5-27T09:01:12.811749341</dc:date>
    <meta:editing-duration>PT1H42M29S</meta:editing-duration>
    <meta:editing-cycles>19</meta:editing-cycles>
    <meta:generator>LibreOffice/6.0.7.3$Linux_X86_64 LibreOffice_project/00m0$Build-3</meta:generator>
    <meta:document-statistic meta:object-count="120"/>
  </office:meta>
</office:document-meta>
</file>